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6E0000016E7BDE34D578061D4C.png" manifest:media-type="image/png"/>
  <manifest:file-entry manifest:full-path="Pictures/10000000000000E1000000E1AE4CB315F14E2E55.png" manifest:media-type="image/png"/>
  <manifest:file-entry manifest:full-path="Pictures/10000201000000E1000000A28311E4BA9B83FD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3.973cm" svg:height="2.86cm" svg:x="15.6cm" svg:y="9.34cm">
          <draw:image xlink:href="Pictures/10000201000000E1000000A28311E4BA9B83FDF9.png" xlink:type="simple" xlink:show="embed" xlink:actuate="onLoad" loext:mime-type="image/png">
            <text:p/>
          </draw:image>
        </draw:frame>
        <draw:frame draw:style-name="gr1" draw:text-style-name="P2" draw:layer="layout" svg:width="4.46cm" svg:height="4.46cm" svg:x="11.74cm" svg:y="5cm">
          <draw:image xlink:href="Pictures/10000000000000E1000000E1AE4CB315F14E2E55.png" xlink:type="simple" xlink:show="embed" xlink:actuate="onLoad" loext:mime-type="image/png">
            <text:p/>
          </draw:image>
        </draw:frame>
        <draw:frame draw:style-name="gr2" draw:text-style-name="P3" draw:layer="layout" svg:width="6.197cm" svg:height="2cm" svg:x="7.203cm" svg:y="9.8cm">
          <draw:image xlink:href="Pictures/100002010000046E0000016E7BDE34D578061D4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08:54:13.184579033</meta:creation-date>
    <dc:date>2022-05-19T09:55:59.996776428</dc:date>
    <meta:editing-duration>PT39M32S</meta:editing-duration>
    <meta:editing-cycles>2</meta:editing-cycles>
    <meta:generator>LibreOffice/6.4.7.2$Linux_X86_64 LibreOffice_project/40$Build-2</meta:generator>
    <meta:document-statistic meta:object-count="27"/>
  </office:meta>
</office:document-meta>
</file>